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5 - Various spelling and grammar fixes - Fixed several numbering errors in references - Updated and fixed many broken URLs and saved them in the Wayback Machine - Noted that https://mastodon.social/@anonypla is gone? added strike-through - Adapted Qubes OS hardware requirements that were too low for a decent experience (RAM) according to their recommendation - Put more incentive to use Tor Browser Safest mode as long as it does not break anything and switch to Safer if necessary and with precautions linked in an appendix - Precision that Anti-Evil Maid on Qubes OS is only available on Intel CPUs - Removed dead link of Centry Fork project - Added Windows 11 support to the guide - Partial additions of partial Qubes 4.1.X support but needs completion and testing (coming soon) - Added link to official guide to upgrade from Qubes 4.0.X to 4.1.X (fresh or in-place) - Fixed issue in Qubes OS Tor over VPN and VPN over Tor Networking cases that were just plain wrong - Added guidance to run Windows 11 within Virtualbox + link to official guide from Oracle - Added recommendation to install/use Safing PortMaster and added a link for some compatibility issues between Portmaster and some VPNs - Removed Windows AME completely from the guide - Replaced the “I would” by a “We would” since it is now a group effort and project - Added a safest recommendation for more paranoid people in security level choices in Tor</text:p>
      <text:p text:style-name="Text_20_body">v1.1.4-pre2 - Fixed some spelling/grammar - Update to contributing guidelines - Update of modern-crypto room rules - Addition of chatroom-rules for the PSA community - Update of verification guide (removed outdated content, fixed links, updates) - Removal of CTemplar references since it was shutdown - Fixed links to Proton services, references, onion URL, and archives - Removal of BTC Wasabi recommedation in favor of Coinjoin alternative and wallet recommendations - Re-phrasing of some confusing sentences - LibRedirect extension is recommended again - Fixed many links formatting - Removal of removed content (dark pdf) - Fixed links to ODT file - Added recommendation to <text:a xlink:type="simple" xlink:href="https://z0ccc.github.io/extension-fingerprints/#" office:name=""><text:span text:style-name="Definition">https://z0ccc.github.io/extension-fingerprints/#</text:span></text:a> and <text:a xlink:type="simple" xlink:href="https://www.deviceinfo.me/" office:name=""><text:span text:style-name="Definition">https://www.deviceinfo.me/</text:span></text:a> - Removed links to non-existant mirrors - Updated some outdated references(old project)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21T00:49:14Z</meta:creation-date>
    <dc:date>2022-07-21T00:49:14Z</dc:date>
  </office:meta>
</office:document-meta>
</file>